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859179131155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4.156148828125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84.657025726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94.556015625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23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727.80078125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4.5560156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15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3346.6875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6693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2534.40234375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253440234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7444.5703125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1.23337109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859179131155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4.156148828125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84.657025726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94.556015625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5703476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15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6693375000000000000000)" table:style-name="highlighted_fiat"/>
          <table:table-cell table:formula="=HYPERLINK(&quot;#BTC In-Out.a17:z17&quot;; 43346.6875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703945284880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2534402343750000000000)" table:style-name="highlighted_fiat"/>
          <table:table-cell table:formula="=HYPERLINK(&quot;#BTC In-Out.a18:z18&quot;; 42534.40234375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58488624526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1.2333710937500000000000)" table:style-name="highlighted_fiat"/>
          <table:table-cell table:formula="=HYPERLINK(&quot;#BTC In-Out.a19:z19&quot;; 37444.5703125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84.657025726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23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94.556015625000000000)" table:style-name="highlighted_fiat"/>
          <table:table-cell table:formula="=HYPERLINK(&quot;#BTC In-Out.a11:z11&quot;; 44727.80078125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0T21:50:40.305293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